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497" officeooo:paragraph-rsid="0016d497"/>
    </style:style>
    <style:style style:name="P2" style:family="paragraph" style:parent-style-name="Standard" style:list-style-name="L2">
      <style:text-properties officeooo:rsid="0016d497" officeooo:paragraph-rsid="0016d497"/>
    </style:style>
    <style:style style:name="P3" style:family="paragraph" style:parent-style-name="Standard" style:list-style-name="L2">
      <style:text-properties officeooo:rsid="0016d497" officeooo:paragraph-rsid="00171b9c"/>
    </style:style>
    <style:style style:name="P4" style:family="paragraph" style:parent-style-name="Standard">
      <style:text-properties officeooo:rsid="0016d497" officeooo:paragraph-rsid="00171b9c"/>
    </style:style>
    <style:style style:name="P5" style:family="paragraph" style:parent-style-name="Standard">
      <style:paragraph-properties fo:text-align="start" style:justify-single-word="false"/>
      <style:text-properties officeooo:rsid="0016d497" officeooo:paragraph-rsid="001858fd"/>
    </style:style>
    <style:style style:name="P6" style:family="paragraph" style:parent-style-name="Standard" style:list-style-name="L2">
      <style:text-properties officeooo:rsid="00171b9c" officeooo:paragraph-rsid="00171b9c"/>
    </style:style>
    <style:style style:name="P7" style:family="paragraph" style:parent-style-name="Standard">
      <style:text-properties officeooo:rsid="00171b9c" officeooo:paragraph-rsid="00171b9c"/>
    </style:style>
    <style:style style:name="P8" style:family="paragraph" style:parent-style-name="Standard">
      <style:text-properties fo:font-weight="bold" officeooo:rsid="00171b9c" officeooo:paragraph-rsid="00171b9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1b9c" officeooo:paragraph-rsid="0019a17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6d497" officeooo:paragraph-rsid="001858f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858fd" officeooo:paragraph-rsid="001858f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19a174" officeooo:paragraph-rsid="0019a174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19a174" officeooo:paragraph-rsid="0019a174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19b7ad" officeooo:paragraph-rsid="0019b7ad" style:font-weight-asian="normal" style:font-weight-complex="normal"/>
    </style:style>
    <style:style style:name="T1" style:family="text">
      <style:text-properties officeooo:rsid="0016d497"/>
    </style:style>
    <style:style style:name="T2" style:family="text">
      <style:text-properties officeooo:rsid="00171b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officeooo:rsid="0019a174"/>
    </style:style>
    <style:style style:name="T6" style:family="text">
      <style:text-properties officeooo:rsid="0019b7ad"/>
    </style:style>
    <text:list-style style:name="L1">
      <text:list-level-style-number text:level="1" style:num-prefix=" 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ar – Game (working title)</text:p>
      <text:p text:style-name="P5"/>
      <text:p text:style-name="P5"><text:line-break/><text:span text:style-name="T4">Race Information</text:span></text:p>
      <text:p text:style-name="P1"/>
      <text:p text:style-name="P1"><text:span text:style-name="T3">Race:</text:span> Terran</text:p>
      <text:p text:style-name="P1"><text:span text:style-name="T3">Attributes:</text:span> Speed+, Power=, Defense-</text:p>
      <text:p text:style-name="P1"><text:span text:style-name="T3">Color:</text:span> Blue</text:p>
      <text:p text:style-name="P1"><text:span text:style-name="T3">Race story:</text:span> pending</text:p>
      <text:p text:style-name="P1"/>
      <text:p text:style-name="P8">Entities:</text:p>
      <text:list xml:id="list5787024429704355479" text:style-name="L2">
        <text:list-item>
          <text:p text:style-name="P2">Always NPC</text:p>
          <text:list>
            <text:list-item>
              <text:p text:style-name="P2">Planets (marked somehow as yet undetermined)</text:p>
            </text:list-item>
            <text:list-item>
              <text:p text:style-name="P2">Space Station (256 x 256) circle-ish <text:span text:style-name="T2">based</text:span></text:p>
            </text:list-item>
            <text:list-item>
              <text:p text:style-name="P2">Shooting <text:span text:style-name="T2">Satellites</text:span> (32 x 32)</text:p>
              <text:list>
                <text:list-item>
                  <text:p text:style-name="P2">also external weapons option for big ships</text:p>
                </text:list-item>
              </text:list>
            </text:list-item>
          </text:list>
        </text:list-item>
        <text:list-item>
          <text:p text:style-name="P2">Big Ships (playable only on top down maps, will not be able to land)</text:p>
          <text:list>
            <text:list-item>
              <text:p text:style-name="P2">Warship (128 x 128)</text:p>
            </text:list-item>
            <text:list-item>
              <text:p text:style-name="P2">Carrier <text:s/>(128 x 128)</text:p>
            </text:list-item>
            <text:list-item>
              <text:p text:style-name="P2">Cruiser (96 x 96)</text:p>
            </text:list-item>
          </text:list>
        </text:list-item>
        <text:list-item>
          <text:p text:style-name="P2">Smaller Ships (all fit with 64 x 64 space, will be able to land and dock with space stations)</text:p>
          <text:list>
            <text:list-item>
              <text:list>
                <text:list-header>
                  <text:p text:style-name="P6">current security ship would fit in either fighter or interceptor categories</text:p>
                </text:list-header>
              </text:list>
            </text:list-item>
            <text:list-item>
              <text:p text:style-name="P6"><text:span text:style-name="T1">Fighter</text:span></text:p>
            </text:list-item>
            <text:list-item>
              <text:p text:style-name="P2">Interceptor </text:p>
            </text:list-item>
            <text:list-item>
              <text:p text:style-name="P6">courier</text:p>
            </text:list-item>
          </text:list>
        </text:list-item>
      </text:list>
      <text:p text:style-name="P1"/>
      <text:p text:style-name="P7"/>
      <text:p text:style-name="P7"><text:span text:style-name="T3">Race:</text:span> <text:s/>name pending</text:p>
      <text:p text:style-name="P7"><text:span text:style-name="T3">Attributes:</text:span> Speed-, Power+, Defense=</text:p>
      <text:p text:style-name="P7"><text:span text:style-name="T3">Color:</text:span> Red</text:p>
      <text:p text:style-name="P7"><text:span text:style-name="T3">Race story:</text:span> pending</text:p>
      <text:p text:style-name="P1"/>
      <text:p text:style-name="P8">Entities:</text:p>
      <text:list xml:id="list121510262741300" text:continue-list="list5787024429704355479" text:style-name="L2">
        <text:list-item text:start-value="1">
          <text:p text:style-name="P3">Always NPC</text:p>
          <text:list>
            <text:list-item>
              <text:p text:style-name="P3">Planets (marked somehow as yet undetermined)</text:p>
            </text:list-item>
            <text:list-item>
              <text:p text:style-name="P3">Space Station (256 x 256) <text:span text:style-name="T2">triangle based</text:span></text:p>
            </text:list-item>
            <text:list-item>
              <text:p text:style-name="P3"><text:span text:style-name="T2">Homing Mines</text:span> (32 x 32)</text:p>
              <text:list>
                <text:list-item>
                  <text:p text:style-name="P3">also external weapons option for big ships</text:p>
                </text:list-item>
              </text:list>
            </text:list-item>
          </text:list>
        </text:list-item>
        <text:list-item>
          <text:p text:style-name="P3">Big Ships (playable only on top down maps, will not be able to land)</text:p>
          <text:list>
            <text:list-item>
              <text:p text:style-name="P3"><text:span text:style-name="T2">Dreadnaught</text:span> (128 x 128)</text:p>
            </text:list-item>
            <text:list-item>
              <text:p text:style-name="P3">Carrier <text:s/>(128 x 128)</text:p>
            </text:list-item>
            <text:list-item>
              <text:p text:style-name="P3"><text:span text:style-name="T2">Freighter</text:span> (96 x 96)</text:p>
            </text:list-item>
          </text:list>
        </text:list-item>
        <text:list-item>
          <text:p text:style-name="P3">Smaller Ships (all fit with 64 x 64 space, will be able to land and dock with space stations)</text:p>
          <text:list>
            <text:list-item>
              <text:p text:style-name="P6">Destroyer</text:p>
            </text:list-item>
            <text:list-item>
              <text:p text:style-name="P3"><text:span text:style-name="T2">Heavy Fighter</text:span> </text:p>
            </text:list-item>
            <text:list-item>
              <text:p text:style-name="P6">Fighter</text:p>
            </text:list-item>
          </text:list>
        </text:list-item>
      </text:list>
      <text:p text:style-name="P7"/>
      <text:p text:style-name="P7"><text:soft-page-break/></text:p>
      <text:p text:style-name="P7"/>
      <text:p text:style-name="P7"/>
      <text:p text:style-name="P7"><text:span text:style-name="T3">Race: </text:span><text:s/>name pending</text:p>
      <text:p text:style-name="P7"><text:span text:style-name="T3">Attributes:</text:span> Speed=, Power-, Defense+</text:p>
      <text:p text:style-name="P7"><text:span text:style-name="T3">Color:</text:span> Green</text:p>
      <text:p text:style-name="P7"><text:span text:style-name="T3">Race story:</text:span> pending</text:p>
      <text:p text:style-name="P4"/>
      <text:p text:style-name="P8">Entities:</text:p>
      <text:list xml:id="list121510633078669" text:continue-list="list121510262741300" text:style-name="L2">
        <text:list-item text:start-value="1">
          <text:p text:style-name="P3">Always NPC</text:p>
          <text:list>
            <text:list-item>
              <text:p text:style-name="P3">Planets (marked somehow as yet undetermined)</text:p>
            </text:list-item>
            <text:list-item>
              <text:p text:style-name="P3">Space Station (256 x 256) <text:span text:style-name="T2">square based</text:span></text:p>
            </text:list-item>
            <text:list-item>
              <text:p text:style-name="P3"><text:span text:style-name="T2">Portable Shield Generator</text:span> (32 x 32)</text:p>
              <text:list>
                <text:list-item>
                  <text:p text:style-name="P3">also external weapons option for big ships</text:p>
                </text:list-item>
              </text:list>
            </text:list-item>
          </text:list>
        </text:list-item>
        <text:list-item>
          <text:p text:style-name="P3">Big Ships (playable only on top down maps, will not be able to land)</text:p>
          <text:list>
            <text:list-item>
              <text:p text:style-name="P3"><text:span text:style-name="T2">Dreadnaught</text:span> (128 x 128)</text:p>
            </text:list-item>
            <text:list-item>
              <text:p text:style-name="P3">Carrier <text:s/>(128 x 128)</text:p>
            </text:list-item>
            <text:list-item>
              <text:p text:style-name="P3"><text:span text:style-name="T2">Cruiser</text:span> (96 x 96)</text:p>
            </text:list-item>
          </text:list>
        </text:list-item>
        <text:list-item>
          <text:p text:style-name="P3">Smaller Ships (all fit with 64 x 64 space, will be able to land and dock with space stations)</text:p>
          <text:list>
            <text:list-item>
              <text:p text:style-name="P3"><text:span text:style-name="T2">Heavy Fighter</text:span></text:p>
            </text:list-item>
            <text:list-item>
              <text:p text:style-name="P3"><text:span text:style-name="T2">Fighter</text:span></text:p>
            </text:list-item>
            <text:list-item>
              <text:p text:style-name="P6">Transport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4">Pickups</text:span></text:p>
      <text:p text:style-name="P11"><text:span text:style-name="T4"/></text:p>
      <text:p text:style-name="P11"><text:s text:c="2"/><text:span text:style-name="T5">I'm not quite sure yet how I want to or should handle upgrades and weapon changes yet but including those I intend to have ultimately a multiple of 3. I'm currently trying to work out a set of 27. For now, to start, I plan to start with 9 consumables. I'm also not entirely sure about my current methods for consumables. I'm also not sure, but I think they should probably be 32 x 32.</text:span></text:p>
      <text:p text:style-name="P11"/>
      <text:p text:style-name="P9"><text:span text:style-name="T5">Consumables</text:span>:</text:p>
      <text:list xml:id="list4749024125062123780" text:style-name="L3">
        <text:list-item>
          <text:p text:style-name="P12">energy</text:p>
          <text:list>
            <text:list-item>
              <text:p text:style-name="P12">quick refill % (immediate)</text:p>
              <text:list>
                <text:list-item>
                  <text:p text:style-name="P12">have part of a graphic that I intend to see about animating, but not sure what kind of “container” to put it in.</text:p>
                </text:list-item>
              </text:list>
            </text:list-item>
            <text:list-item>
              <text:p text:style-name="P12">refill % to hold (use when needed)</text:p>
              <text:list>
                <text:list-item>
                  <text:p text:style-name="P12">have part of a graphic that I intend to see about animating, but not sure what kind of “container” to put it in.</text:p>
                </text:list-item>
              </text:list>
            </text:list-item>
            <text:list-item>
              <text:p text:style-name="P12">regeneration (immediate, timed)</text:p>
            </text:list-item>
          </text:list>
        </text:list-item>
      </text:list>
      <text:list xml:id="list587779140617993179" text:style-name="L4">
        <text:list-item>
          <text:list>
            <text:list-item>
              <text:list>
                <text:list-item>
                  <text:p text:style-name="P13">have part of a graphic that I intend to see about animating, but not sure what kind of “container” to put it in.</text:p>
                </text:list-item>
              </text:list>
            </text:list-item>
          </text:list>
        </text:list-item>
      </text:list>
      <text:list xml:id="list121511230198436" text:continue-list="list4749024125062123780" text:style-name="L3">
        <text:list-item>
          <text:p text:style-name="P12"><text:soft-page-break/>health</text:p>
          <text:list>
            <text:list-item>
              <text:p text:style-name="P12">quick refill % (immediate)</text:p>
              <text:list>
                <text:list-item>
                  <text:p text:style-name="P14">not sure what kind of graphic to use that would fit with theme was thinking something like a couple “space-y” tools crossed?) </text:p>
                </text:list-item>
              </text:list>
            </text:list-item>
            <text:list-item>
              <text:p text:style-name="P12">refill % to hold (use when needed)</text:p>
              <text:list>
                <text:list-item>
                  <text:p text:style-name="P14">not sure at all of what kind of graphic to use that would fit with theme; would want it recognizably different from the above graphic.</text:p>
                </text:list-item>
              </text:list>
            </text:list-item>
            <text:list-item>
              <text:p text:style-name="P12">Regeneration <text:span text:style-name="T6">(immediate, timed)</text:span></text:p>
              <text:list>
                <text:list-item>
                  <text:p text:style-name="P14">was thinking a kind of mini-robot helper to give the idea of it being continually repaired for that time. </text:p>
                </text:list-item>
              </text:list>
            </text:list-item>
          </text:list>
        </text:list-item>
        <text:list-item>
          <text:p text:style-name="P14">Offensive Power</text:p>
          <text:list>
            <text:list-item>
              <text:p text:style-name="P14">+% (timed, maybe stackable)</text:p>
              <text:list>
                <text:list-item>
                  <text:p text:style-name="P14">not sure at all what kind of graphic to have for it.</text:p>
                </text:list-item>
              </text:list>
            </text:list-item>
            <text:list-item>
              <text:p text:style-name="P14">? (one idea I had was to have a floating “option” type that fired in the same direction as its parent)</text:p>
              <text:list>
                <text:list-item>
                  <text:p text:style-name="P14">not sure at all how to represent this if I chose to use it. </text:p>
                </text:list-item>
              </text:list>
            </text:list-item>
            <text:list-item>
              <text:p text:style-name="P14">? (one idea would be a different floating “option” type that fired directly at the mouse coordinates)</text:p>
              <text:list>
                <text:list-item>
                  <text:p text:style-name="P14">no clue whether using this, much less how to represent i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Nottellinu</meta:initial-creator>
    <meta:creation-date>2015-12-02T10:40:33.987721652</meta:creation-date>
    <dc:date>2015-12-02T12:15:09.716122570</dc:date>
    <dc:creator>Tim Nottellinu</dc:creator>
    <meta:editing-duration>PT2M1S</meta:editing-duration>
    <meta:editing-cycles>1</meta:editing-cycles>
    <meta:document-statistic meta:table-count="0" meta:image-count="0" meta:object-count="0" meta:page-count="3" meta:paragraph-count="81" meta:word-count="667" meta:character-count="3507" meta:non-whitespace-character-count="2920"/>
    <meta:generator>LibreOffice/4.4.6.3$Linux_X86_64 LibreOffice_project/40m0$Build-3</meta:generator>
  </office:meta>
</office:document-meta>
</file>